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75cm"/>
    </style:style>
    <style:style style:name="co2" style:family="table-column">
      <style:table-column-properties fo:break-before="auto" style:column-width="2.54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0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jiffies MAX</text:p>
          </table:table-cell>
          <table:table-cell table:formula="of:=POWER(2;32)" office:value-type="float" office:value="4294967296" calcext:value-type="float">
            <text:p>4294967296</text:p>
          </table:table-cell>
          <table:table-cell/>
          <table:table-cell office:value-type="string" calcext:value-type="string">
            <text:p>CONFIG_HZ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Max Time duration after which jiffies will overflow</text:p>
          </table:table-cell>
          <table:table-cell table:formula="of:=[.B2]*[.E3]" office:value-type="float" office:value="4294967296" calcext:value-type="float">
            <text:p>429496729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icks Period</text:p>
          </table:table-cell>
          <table:table-cell table:formula="of:=1000/[.E2]"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/>
          <table:table-cell table:formula="of:=[.B3]/1000" office:value-type="float" office:value="4294967.296" calcext:value-type="float">
            <text:p>4294967.296</text:p>
          </table:table-cell>
          <table:table-cell office:value-type="string" calcext:value-type="string">
            <text:p>sec</text:p>
          </table:table-cell>
          <table:table-cell table:number-columns-repeated="3"/>
        </table:table-row>
        <table:table-row table:style-name="ro1">
          <table:table-cell/>
          <table:table-cell table:formula="of:=[.B4]/3600" office:value-type="float" office:value="1193.04647111111" calcext:value-type="float">
            <text:p>1193.04647111111</text:p>
          </table:table-cell>
          <table:table-cell office:value-type="string" calcext:value-type="string">
            <text:p>hrs</text:p>
          </table:table-cell>
          <table:table-cell table:number-columns-repeated="3"/>
        </table:table-row>
        <table:table-row table:style-name="ro1">
          <table:table-cell/>
          <table:table-cell table:formula="of:=[.B5]/24" office:value-type="float" office:value="49.7102696296296" calcext:value-type="float">
            <text:p>49.7102696296296</text:p>
          </table:table-cell>
          <table:table-cell office:value-type="string" calcext:value-type="string">
            <text:p>days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Jiffies_64</text:p>
          </table:table-cell>
          <table:table-cell table:formula="of:=POWER(2;64)" office:value-type="float" office:value="1.84467440737096E+019" calcext:value-type="float">
            <text:p>1.84467440737096E+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-bit variable</text:p>
          </table:table-cell>
          <table:table-cell table:formula="of:=[.B8]*[.E3]" office:value-type="float" office:value="1.84467440737096E+019" calcext:value-type="float">
            <text:p>1.84467440737096E+019</text:p>
          </table:table-cell>
          <table:table-cell office:value-type="string" calcext:value-type="string">
            <text:p>ms</text:p>
          </table:table-cell>
          <table:table-cell table:number-columns-repeated="3"/>
        </table:table-row>
        <table:table-row table:style-name="ro1">
          <table:table-cell/>
          <table:table-cell table:formula="of:=[.B9]/1000" office:value-type="float" office:value="1.84467440737096E+016" calcext:value-type="float">
            <text:p>1.84467440737096E+016</text:p>
          </table:table-cell>
          <table:table-cell office:value-type="string" calcext:value-type="string">
            <text:p>sec</text:p>
          </table:table-cell>
          <table:table-cell table:number-columns-repeated="3"/>
        </table:table-row>
        <table:table-row table:style-name="ro1">
          <table:table-cell/>
          <table:table-cell table:formula="of:=[.B10]/3600" office:value-type="float" office:value="5124095576030.43" calcext:value-type="float">
            <text:p>5124095576030.43</text:p>
          </table:table-cell>
          <table:table-cell office:value-type="string" calcext:value-type="string">
            <text:p>hrs</text:p>
          </table:table-cell>
          <table:table-cell table:number-columns-repeated="3"/>
        </table:table-row>
        <table:table-row table:style-name="ro1">
          <table:table-cell/>
          <table:table-cell table:formula="of:=[.B11]/24" office:value-type="float" office:value="213503982334.601" calcext:value-type="float">
            <text:p>213503982334.601</text:p>
          </table:table-cell>
          <table:table-cell office:value-type="string" calcext:value-type="string">
            <text:p>days</text:p>
          </table:table-cell>
          <table:table-cell table:number-columns-repeated="3"/>
        </table:table-row>
        <table:table-row table:style-name="ro1">
          <table:table-cell/>
          <table:table-cell table:formula="of:=[.B12]/365" office:value-type="float" office:value="584942417.355072" calcext:value-type="float">
            <text:p>584942417.355072</text:p>
          </table:table-cell>
          <table:table-cell office:value-type="string" calcext:value-type="string">
            <text:p>years</text:p>
          </table:table-cell>
          <table:table-cell table:number-columns-repeated="3"/>
        </table:table-row>
        <table:table-row table:style-name="ro1">
          <table:table-cell/>
          <table:table-cell table:formula="of:=[.B13]/100" office:value-type="float" office:value="5849424.17355072" calcext:value-type="float">
            <text:p>5849424.17355072</text:p>
          </table:table-cell>
          <table:table-cell office:value-type="string" calcext:value-type="string">
            <text:p>centurie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8T08:54:13.670994098</meta:creation-date>
    <dc:date>2025-11-18T09:01:22.180368251</dc:date>
    <meta:editing-duration>PT7M9S</meta:editing-duration>
    <meta:editing-cycles>1</meta:editing-cycles>
    <meta:generator>LibreOffice/7.3.7.2$Linux_X86_64 LibreOffice_project/30$Build-2</meta:generator>
    <meta:document-statistic meta:table-count="1" meta:cell-count="31" meta:object-count="0"/>
  </office:meta>
</office:document-meta>
</file>